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A000000D46937B9C0.jpg" manifest:media-type="image/jpeg"/>
  <manifest:file-entry manifest:full-path="Pictures/10000000000001C600000225C2CE8DA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6.4292in" fo:margin-left="-0.0854in" style:page-number="auto" table:align="left" style:writing-mode="lr-tb"/>
    </style:style>
    <style:style style:name="Table1.A" style:family="table-column">
      <style:table-column-properties style:column-width="5.325in"/>
    </style:style>
    <style:style style:name="Table1.B" style:family="table-column">
      <style:table-column-properties style:column-width="1.1042in"/>
    </style:style>
    <style:style style:name="Table1.1" style:family="table-row">
      <style:table-row-properties style:min-row-height="0.1604in" fo:keep-together="auto"/>
    </style:style>
    <style:style style:name="Table1.A1" style:family="table-cell">
      <style:table-cell-properties style:vertical-align="middle" fo:background-color="#e6e6e6" fo:padding-left="0.075in" fo:padding-right="0.075in" fo:padding-top="0in" fo:padding-bottom="0in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-left="0.075in" fo:padding-right="0.075in" fo:padding-top="0in" fo:padding-bottom="0in" fo:border="1.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in" fo:margin-right="0in" fo:text-indent="0.472in" style:auto-text-indent="false">
        <style:tab-stops>
          <style:tab-stop style:position="0.472in"/>
        </style:tab-stops>
      </style:paragraph-properties>
    </style:style>
    <style:style style:name="P2" style:family="paragraph" style:parent-style-name="Header">
      <style:paragraph-properties fo:line-height="170%"/>
    </style:style>
    <style:style style:name="P3" style:family="paragraph" style:parent-style-name="Standard">
      <style:paragraph-properties fo:margin-left="0.0984in" fo:margin-right="0in" fo:margin-top="0in" fo:margin-bottom="0.0835in" fo:text-indent="0in" style:auto-text-indent="false"/>
      <style:text-properties fo:font-size="7pt" style:font-size-asian="7pt" style:font-size-complex="7pt"/>
    </style:style>
    <style:style style:name="P4" style:family="paragraph" style:parent-style-name="Standard">
      <style:paragraph-properties fo:margin-left="0in" fo:margin-right="-0.4925in" fo:text-align="center" style:justify-single-word="false" fo:text-indent="0in" style:auto-text-indent="false"/>
      <style:text-properties style:font-name="Times New Roman" fo:font-size="9pt" style:font-size-asian="9pt" style:font-name-complex="Times New Roman" style:font-size-complex="9pt"/>
    </style:style>
    <style:style style:name="P5" style:family="paragraph" style:parent-style-name="Standard">
      <style:paragraph-properties fo:margin-left="0in" fo:margin-right="-0.3937in" fo:text-align="center" style:justify-single-word="false" fo:text-indent="0in" style:auto-text-indent="false"/>
      <style:text-properties style:font-name="Times New Roman" fo:font-size="9pt" style:font-size-asian="9pt" style:font-name-complex="Times New Roman" style:font-size-complex="9pt"/>
    </style:style>
    <style:style style:name="P6" style:family="paragraph" style:parent-style-name="Standard">
      <style:paragraph-properties fo:text-align="center" style:justify-single-word="false"/>
      <style:text-properties fo:language="es" fo:country="MX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17in" style:auto-text-indent="false"/>
      <style:text-properties fo:font-size="10pt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margin-top="0in" fo:margin-bottom="0.0835in" fo:text-align="justify" style:justify-single-word="false" fo:text-indent="0.4917in" style:auto-text-indent="false"/>
      <style:text-properties fo:font-size="10pt" style:font-size-asian="10pt" style:font-name-complex="Arial" style:font-size-complex="10pt"/>
    </style:style>
    <style:style style:name="P13" style:family="paragraph" style:parent-style-name="Standard">
      <style:paragraph-properties fo:margin-top="0in" fo:margin-bottom="0.0835in"/>
      <style:text-properties fo:font-size="10pt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margin-top="0in" fo:margin-bottom="0.0835in" fo:text-align="justify" style:justify-single-word="false" fo:text-indent="0.4925in" style:auto-text-indent="false"/>
      <style:text-properties fo:font-size="10pt" style:font-size-asian="10pt" style:font-name-complex="Arial" style:font-size-complex="10pt"/>
    </style:style>
    <style:style style:name="P15" style:family="paragraph" style:parent-style-name="Standard">
      <style:paragraph-properties fo:margin-left="5.0209in" fo:margin-right="-0.2957in" fo:text-align="center" style:justify-single-word="false" fo:text-indent="0in" style:auto-text-indent="false"/>
      <style:text-properties fo:font-size="8pt" style:font-size-asian="8pt" style:font-name-complex="Arial" style:font-size-complex="8pt"/>
    </style:style>
    <style:style style:name="P16" style:family="paragraph" style:parent-style-name="Standard">
      <style:paragraph-properties fo:margin-left="5.0209in" fo:margin-right="-0.2957in" fo:text-align="center" style:justify-single-word="false" fo:text-indent="0in" style:auto-text-indent="false"/>
      <style:text-properties fo:font-size="10pt" style:font-size-asian="10pt" style:font-name-complex="Arial" style:font-size-complex="10pt"/>
    </style:style>
    <style:style style:name="P17" style:family="paragraph" style:parent-style-name="Standard">
      <style:paragraph-properties fo:margin-left="0.4917in" fo:margin-right="-0.2957in" fo:text-align="end" style:justify-single-word="false" fo:text-indent="0in" style:auto-text-indent="false"/>
      <style:text-properties fo:font-size="10pt" style:font-size-asian="10pt" style:font-name-complex="Arial" style:font-size-complex="10pt"/>
    </style:style>
    <style:style style:name="P18" style:family="paragraph" style:parent-style-name="Standard" style:list-style-name="WW8Num5">
      <style:paragraph-properties fo:margin-left="0.0984in" fo:margin-right="0in" fo:text-align="justify" style:justify-single-word="false" fo:text-indent="-0.0984in" style:auto-text-indent="false"/>
      <style:text-properties fo:font-size="9pt" style:font-size-asian="9pt" style:font-name-complex="Arial" style:font-size-complex="9pt"/>
    </style:style>
    <style:style style:name="P19" style:family="paragraph" style:parent-style-name="Standard">
      <style:paragraph-properties fo:margin-top="0.1665in" fo:margin-bottom="0in" fo:text-align="end" style:justify-single-word="false"/>
    </style:style>
    <style:style style:name="P20" style:family="paragraph" style:parent-style-name="Standard">
      <style:paragraph-properties fo:margin-top="0in" fo:margin-bottom="0in" fo:line-height="100%" fo:text-align="start" style:justify-single-word="false"/>
    </style:style>
    <style:style style:name="P2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name-complex="Arial" style:font-size-complex="10pt"/>
    </style:style>
    <style:style style:name="P22" style:family="paragraph" style:parent-style-name="Standard">
      <style:paragraph-properties fo:margin-left="0in" fo:margin-right="0in" fo:text-align="center" style:justify-single-word="false" fo:text-indent="0.4917in" style:auto-text-indent="false"/>
      <style:text-properties fo:font-size="10pt" style:font-size-asian="10pt" style:font-name-complex="Arial" style:font-size-complex="10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language="zxx" fo:country="none" fo:background-color="#c0c0c0" style:language-asian="zxx" style:country-asian="none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language="zxx" fo:country="none" fo:background-color="#b3b3b3" style:language-asian="zxx" style:country-asian="non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3">
          <style:column-sep style:width="0.0008in" style:color="#000000" style:height="100%" style:style="none"/>
          <style:column style:rel-width="2479*" fo:start-indent="0in" fo:end-indent="0.0492in"/>
          <style:column style:rel-width="2764*" fo:start-indent="0.0492in" fo:end-indent="0.098in"/>
          <style:column style:rel-width="3827*" fo:start-indent="0.098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6">CARTA DE INVITACIÓN</text:p>
          </table:table-cell>
          <table:table-cell table:style-name="Table1.B1" office:value-type="string">
            <text:p text:style-name="P7">Registro: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8">%CODIGO%</text:p>
          </table:table-cell>
        </table:table-row>
      </table:table>
      <text:p text:style-name="P19"><text:span text:style-name="T1"><text:s text:c="2"/></text:span><text:span text:style-name="T2">Sartenejas,</text:span><text:bookmark-start text:name="Texto4"/><text:span text:style-name="T2"> </text:span><text:bookmark-end text:name="Texto4"/><text:span text:style-name="T2">%FECHA%</text:span></text:p>
      <text:p text:style-name="P20"><text:span text:style-name="T2">%NOMBRE_EMPRESA%</text:span></text:p>
      <text:p text:style-name="P20"><text:span text:style-name="T2">%DIRECCION%</text:span></text:p>
      <text:p text:style-name="P20"><text:span text:style-name="T2">%PRESENTE%</text:span></text:p>
      <text:p text:style-name="P20"><text:span text:style-name="T2"/></text:p>
      <text:p text:style-name="P10">Para dar cumplimiento con lo establecido en el articulo 73 con Rango, Valor y Fuerza de Ley de Contrataciones Públicas (Gaceta Nº 39.503 de Fecha 06 de septiembre 2010), referente al Procedimiento por <text:span text:style-name="T7">Consulta de Precios</text:span> hasta 2.500 U.T. para bienes, ó 5.000 U.T. para servicios, en concordancia con los artículos 109 y 113 del Reglamento de Ley de Contrataciones Públicas (Gaceta oficial 39.181 de fecha 19 de Mayo 2009), tenemos el agrado de dirigirnos a ustedes, en la oportunidad de solicitar una oferta, la cual debe contener la siguiente información:</text:p>
      <text:p text:style-name="P10"/>
      <text:section text:style-name="Sect1" text:name="Section1">
        <text:list xml:id="list2009382895" text:style-name="WW8Num5">
          <text:list-item>
            <text:p text:style-name="P18">Especificaciones Técnicas. </text:p>
          </text:list-item>
          <text:list-item>
            <text:p text:style-name="P18">Monto de la Oferta. </text:p>
          </text:list-item>
          <text:list-item>
            <text:p text:style-name="P18">Modalidad de pago </text:p>
          </text:list-item>
          <text:list-item>
            <text:p text:style-name="P18">Garantía </text:p>
          </text:list-item>
          <text:list-item>
            <text:p text:style-name="P18">Tiempo de entrega </text:p>
          </text:list-item>
          <text:list-item>
            <text:p text:style-name="P18">Validez de la Oferta </text:p>
          </text:list-item>
          <text:list-item>
            <text:p text:style-name="P18">Domicilio Principal (Dirección de la Empresa)</text:p>
          </text:list-item>
          <text:list-item>
            <text:p text:style-name="P18">Constancia de Inscripción en el Registro de Proveedores Interno USB.</text:p>
          </text:list-item>
          <text:list-item>
            <text:p text:style-name="P18">Valor Agregado Nacional (Art. 9 de la Ley de Contrataciones Públicas).</text:p>
          </text:list-item>
        </text:list>
      </text:section>
      <text:section text:style-name="Sect2" text:name="Section2">
        <text:p text:style-name="P9"/>
        <text:p text:style-name="P14">La oferta deberá ser enviada por fax al número: %TELEFONO% o correo electrónico %CORREO% sellado y firmado por la empresa participante. De igual manera, le informamos que se recibirán ofertas hasta el día %DIA_OFERTA% de %MES_OFERTA% del 2013. </text:p>
        <text:p text:style-name="P14">Para efectos de la oferta enviada por su Empresa, será aplicado el Articulo 118 del Reglamento de la Ley de Contrataciones Públicas: “<text:span text:style-name="T6">Los órganos o entes contratantes, adjudicaran preferentemente bajo esta modalidad a empresas pequeñas, y medianas industrias o cualquier otra forma asociativa productiva comunitaria, todas natural de la localidad o ubicadas en el lugar donde se ejecutará la contratación</text:span>”.</text:p>
        <text:p text:style-name="P14">Una vez recibidas las ofertas de los participantes invitados, se realizará la evaluación de las mismas tomando como criterios de evaluación los siguientes términos: 1) Tiempo de entrega, 2) Garantía, 3) Precio de la Oferta, 4) Validez de la Oferta, 5) Especificaciones Técnicas del Bien.</text:p>
        <text:p text:style-name="P14">Una vez realizado el Proceso de consulta de precios, la Coordinación de Adquisiciones de la ULab <text:span text:style-name="T6">“notificará a todos los oferentes del resultado mediante el cual se ponga fin al procedimiento”, </text:span>de acuerdo al artículo 91 de la Ley de Contrataciones Públicas.</text:p>
        <text:p text:style-name="P13"><text:tab/>Para cualquier información adicional comunicarse a %CONTACTO%<field:fieldmark-end/></text:p>
        <text:p text:style-name="P12">Agradeciendo su receptividad y respuesta a esta solicitud, se despide de usted.</text:p>
        <text:p text:style-name="P11">Atentamente,</text:p>
        <text:p text:style-name="P11"/>
        <text:p text:style-name="P11"/>
        <text:p text:style-name="P11">______________________________ </text:p>
        <text:p text:style-name="P11">%RESPONSABLE%</text:p>
        <text:p text:style-name="P11">%UNIDAD_SOLICITANTE%</text:p>
        <text:p text:style-name="P11"/>
        <text:p text:style-name="P10"/>
        <text:p text:style-name="P10"/>
        <text:p text:style-name="P15">Recibido por:</text:p>
        <text:p text:style-name="P16"/>
        <text:p text:style-name="P17">____________________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72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s" fo:country="E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4811in" fo:text-indent="-0.5in" fo:margin-left="1.4811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11in" fo:text-indent="-0.25in" fo:margin-left="1.73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311in" fo:text-indent="-0.1252in" fo:margin-left="2.23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311in" fo:text-indent="-0.25in" fo:margin-left="2.73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311in" fo:text-indent="-0.25in" fo:margin-left="3.23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311in" fo:text-indent="-0.1252in" fo:margin-left="3.73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311in" fo:text-indent="-0.25in" fo:margin-left="4.23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311in" fo:text-indent="-0.25in" fo:margin-left="4.73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311in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4811in" fo:text-indent="-0.5in" fo:margin-left="1.4811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11in" fo:text-indent="-0.25in" fo:margin-left="1.73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311in" fo:text-indent="-0.1252in" fo:margin-left="2.23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311in" fo:text-indent="-0.25in" fo:margin-left="2.73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311in" fo:text-indent="-0.25in" fo:margin-left="3.23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311in" fo:text-indent="-0.1252in" fo:margin-left="3.73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311in" fo:text-indent="-0.25in" fo:margin-left="4.23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311in" fo:text-indent="-0.25in" fo:margin-left="4.73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311in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indent="0.472in" style:auto-text-indent="false">
        <style:tab-stops>
          <style:tab-stop style:position="0.472in"/>
        </style:tab-stops>
      </style:paragraph-properties>
    </style:style>
    <style:style style:name="MP2" style:family="paragraph" style:parent-style-name="Header">
      <style:paragraph-properties fo:line-height="170%"/>
    </style:style>
    <style:style style:name="MP3" style:family="paragraph" style:parent-style-name="Standard">
      <style:paragraph-properties fo:margin-left="0.0984in" fo:margin-right="0in" fo:margin-top="0in" fo:margin-bottom="0.0835in" fo:text-indent="0in" style:auto-text-indent="false"/>
      <style:text-properties fo:font-size="7pt" style:font-size-asian="7pt" style:font-size-complex="7pt"/>
    </style:style>
    <style:style style:name="MP4" style:family="paragraph" style:parent-style-name="Standard">
      <style:paragraph-properties fo:margin-left="0in" fo:margin-right="-0.4925in" fo:text-align="center" style:justify-single-word="false" fo:text-indent="0in" style:auto-text-indent="false"/>
      <style:text-properties style:font-name="Times New Roman" fo:font-size="9pt" style:font-size-asian="9pt" style:font-name-complex="Times New Roman" style:font-size-complex="9pt"/>
    </style:style>
    <style:style style:name="MP5" style:family="paragraph" style:parent-style-name="Standard">
      <style:paragraph-properties fo:margin-left="0in" fo:margin-right="-0.3937in" fo:text-align="center" style:justify-single-word="false" fo:text-indent="0in" style:auto-text-indent="false"/>
      <style:text-properties style:font-name="Times New Roman" fo:font-size="9pt" style:font-size-asian="9pt" style:font-name-complex="Times New Roman" style:font-size-complex="9pt"/>
    </style:style>
    <style:style style:name="MT1" style:family="text"/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937in" fo:margin-bottom="0.5516in" fo:margin-left="0.9846in" fo:margin-right="1.216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5516in" fo:margin-left="0.9846in" fo:margin-right="1.216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6.3984in" svg:y="-0.7638in" svg:width="0.5508in" svg:height="0.6602in" draw:z-index="1"><draw:image xlink:href="Pictures/10000000000001C600000225C2CE8DA5.png" xlink:type="simple" xlink:show="embed" xlink:actuate="onLoad"/></draw:frame><draw:frame draw:style-name="Mfr2" draw:name="graphics2" text:anchor-type="as-char" svg:width="2.161in" svg:height="1.0339in" draw:z-index="0"><draw:image xlink:href="Pictures/10000000000001BA000000D46937B9C0.jpg" xlink:type="simple" xlink:show="embed" xlink:actuate="onLoad"/></draw:frame></text:p>
        <text:p text:style-name="MP2"/>
      </style:header>
      <style:footer>
        <text:p text:style-name="MP3">Cod. Doc.: UL01-M01F03 <text:s text:c="4"/>Fecha: 01/03/2013</text:p>
        <text:p text:style-name="MP4">Universidad Simón Bolívar, Edif. Energética, Planta Baja. Valle de Sartenejas, Baruta, Caracas, Edo. Miranda, Venezuela, 89000</text:p>
        <text:p text:style-name="MP5">Telef.: 58 212 906-3708 / 3709 / 3710 / 3711 <text:s/>Fax: 58 212 906-3712 <text:s text:c="2"/><text:a xlink:type="simple" xlink:href="http://www.ulab.usb.ve/"><text:span text:style-name="Internet_20_link">www.ulab.usb.ve</text:span></text:a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itza Macías</meta:initial-creator>
    <meta:creation-date>2013-02-20T11:53:00</meta:creation-date>
    <dc:creator>Daniel </dc:creator>
    <dc:date>2013-12-23T09:53:06</dc:date>
    <meta:print-date>2007-03-01T12:08:00</meta:print-date>
    <meta:editing-cycles>6</meta:editing-cycles>
    <meta:editing-duration>P2171DT9H35M56S</meta:editing-duration>
    <meta:generator>LibreOffice/3.5$Linux_X86_64 LibreOffice_project/350m1$Build-2</meta:generator>
    <meta:document-statistic meta:table-count="1" meta:image-count="2" meta:object-count="0" meta:page-count="1" meta:paragraph-count="33" meta:word-count="402" meta:character-count="2655" meta:non-whitespace-character-count="2276"/>
    <meta:user-defined meta:name="Info 1"/>
    <meta:user-defined meta:name="Info 2"/>
    <meta:user-defined meta:name="Info 3"/>
    <meta:user-defined meta:name="Info 4"/>
  </office:meta>
</office:document-meta>
</file>